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" svg:font-family="'Segoe UI', 'Helvetica Neue', Helvetica, Roboto, Oxygen, Ubuntu, Cantarell, 'Fira Sans', 'Droid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913f" officeooo:paragraph-rsid="001a913f" style:font-weight-asian="bold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officeooo:rsid="0017136d" officeooo:paragraph-rsid="0017136d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0ed41e" officeooo:paragraph-rsid="0017136d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0ed41e" officeooo:paragraph-rsid="000ed41e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0ed41e" officeooo:paragraph-rsid="000fb8bb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1a913f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1a913f" officeooo:paragraph-rsid="001a913f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10cfaf" officeooo:paragraph-rsid="0010cfaf" style:font-weight-asian="bold" style:font-weight-complex="bold"/>
    </style:style>
    <style:style style:name="P10" style:family="paragraph" style:parent-style-name="Standard">
      <style:text-properties fo:language="en" fo:country="US" fo:font-weight="bold" officeooo:rsid="001393da" officeooo:paragraph-rsid="001393da" style:font-weight-asian="bold" style:font-weight-complex="bold"/>
    </style:style>
    <style:style style:name="P11" style:family="paragraph" style:parent-style-name="Standard">
      <style:text-properties fo:language="en" fo:country="US" fo:font-weight="normal" officeooo:rsid="001a913f" officeooo:paragraph-rsid="001a913f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0ed41e" officeooo:paragraph-rsid="000ed41e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10c62b" officeooo:paragraph-rsid="000ed41e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10e3e0" officeooo:paragraph-rsid="0010cfaf" style:font-weight-asian="normal" style:font-weight-complex="normal"/>
    </style:style>
    <style:style style:name="P15" style:family="paragraph" style:parent-style-name="Standard">
      <style:paragraph-properties fo:break-before="page"/>
      <style:text-properties fo:language="en" fo:country="US" fo:font-weight="bold" officeooo:rsid="0010cfaf" officeooo:paragraph-rsid="0010cfa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4c5f" style:font-weight-asian="normal" style:font-weight-complex="normal"/>
    </style:style>
    <style:style style:name="T3" style:family="text">
      <style:text-properties fo:font-weight="normal" officeooo:rsid="0010c62b" style:font-weight-asian="normal" style:font-weight-complex="normal"/>
    </style:style>
    <style:style style:name="T4" style:family="text">
      <style:text-properties fo:font-weight="normal" officeooo:rsid="0010e3e0" style:font-weight-asian="normal" style:font-weight-complex="normal"/>
    </style:style>
    <style:style style:name="T5" style:family="text">
      <style:text-properties fo:font-weight="normal" officeooo:rsid="00124ba0" style:font-weight-asian="normal" style:font-weight-complex="normal"/>
    </style:style>
    <style:style style:name="T6" style:family="text">
      <style:text-properties fo:font-weight="normal" officeooo:rsid="0014ab7f" style:font-weight-asian="normal" style:font-weight-complex="normal"/>
    </style:style>
    <style:style style:name="T7" style:family="text">
      <style:text-properties officeooo:rsid="00104c5f"/>
    </style:style>
    <style:style style:name="T8" style:family="text">
      <style:text-properties officeooo:rsid="00124ba0"/>
    </style:style>
    <style:style style:name="T9" style:family="text">
      <style:text-properties officeooo:rsid="0015def8"/>
    </style:style>
    <style:style style:name="T10" style:family="text">
      <style:text-properties officeooo:rsid="001a913f"/>
    </style:style>
    <style:style style:name="T11" style:family="text">
      <style:text-properties fo:language="en" fo:country="US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>EU </text:span>Solis tech hotline +34 919 495 286</text:p>
      <text:p text:style-name="P4"/>
      <text:p text:style-name="P8">Transient response :</text:p>
      <text:p text:style-name="P11"/>
      <text:p text:style-name="P11">It is much slower when the battery DC/DC is operating, whether charging or discharging.</text:p>
      <text:p text:style-name="P11"/>
      <text:p text:style-name="P8">Choice of smartmeter :</text:p>
      <text:p text:style-name="P8"/>
      <text:p text:style-name="P1"><text:a xlink:type="simple" xlink:href="https://diysolarforum.com/threads/solis-switch-off-transient.88767/#post-1177523" text:style-name="Internet_20_link" text:visited-style-name="Visited_20_Internet_20_Link"><text:span text:style-name="T11">https://diysolarforum.com/threads/solis-switch-off-transient.88767/#post-1177523</text:span></text:a></text:p>
      <text:p text:style-name="P8"/>
      <text:p text:style-name="P2"><text:span text:style-name="T10">“Acrel</text:span> 1 Phase” <text:span text:style-name="T10">is polled every second and </text:span>always has ringing when the inverter is hitting the battery. <text:span text:style-name="T10">When battery is inactive, it is fast and reacts almost instantly after polling.</text:span></text:p>
      <text:p text:style-name="P2"/>
      <text:p text:style-name="P2">“<text:span text:style-name="T10">Eastron SDM120” is polled every 2 seconds and has no ringing. Response is slower due to the longer polling interval.</text:span></text:p>
      <text:p text:style-name="P2"/>
      <text:p text:style-name="P2"><text:span text:style-name="T10">H</text:span>unch: what if the inverter battery control loop runs on a 2 seconds period, so the SDM120 actually uses the correct 2 seconds period, but... the Eastron is queried every second so... what if there's a bug and it adds the values and thus gets double the correct reading? Multiplying the open loop gain by 2 sure would reduce the phase margin.</text:p>
      <text:p text:style-name="P2"/>
      <text:p text:style-name="P2">→ <text:span text:style-name="T10">Applying gain 0.5 on meter reading with Acrel solves all ringing issues</text:span></text:p>
      <text:p text:style-name="P2">→ <text:span text:style-name="T10">Special cases needed for PV only and to limit export (so it doesn’t double)</text:span></text:p>
      <text:p text:style-name="P2"/>
      <text:p text:style-name="P7"/>
      <text:p text:style-name="P8">About EPM :</text:p>
      <text:p text:style-name="P11"/>
      <text:p text:style-name="P4">EPM OFF, FailSafe OFF, Meter ON</text:p>
      <text:p text:style-name="P12"/>
      <text:p text:style-name="P5"><text:span text:style-name="T1">It still uses meter data </text:span><text:span text:style-name="T2">to control export</text:span></text:p>
      <text:p text:style-name="P12"/>
      <text:p text:style-name="P6">EPM OFF, FailSafe OFF, Meter OFF</text:p>
      <text:p text:style-name="P12"/>
      <text:p text:style-name="P12">No sun : battery discharge and export power remain constant to the same value they had when turned off.</text:p>
      <text:p text:style-name="P12"/>
      <text:p text:style-name="P5">→ <text:span text:style-name="T7">EPM only controls export limit for zero export when lots of PV power is available. It doesn’t control the actual output power of the inverter. </text:span><text:span text:style-name="T3">This is probably in the meter logic.</text:span></text:p>
      <text:p text:style-name="P13"/>
      <text:p text:style-name="P13"/>
      <text:p text:style-name="P9"><text:span text:style-name="T3"/></text:p>
      <text:p text:style-name="P15"><text:span text:style-name="T3">B</text:span><text:span text:style-name="T1">anque de registres intéressants vers adresse 46000, </text:span><text:span text:style-name="T4">45900, 45500</text:span></text:p>
      <text:p text:style-name="P9"><text:span text:style-name="T4"><text:tab/></text:span><text:span text:style-name="T6">écriture interdite</text:span></text:p>
      <text:p text:style-name="P14"/>
      <text:p text:style-name="P10"><text:span text:style-name="T8">4</text:span>3717 writable contains battery current in 0.1A units <text:span text:style-name="T9">(access denied)</text:span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" svg:font-family="'Segoe UI', 'Helvetica Neue', Helvetica, Roboto, Oxygen, Ubuntu, Cantarell, 'Fira Sans', 'Droid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6T16:51:56.722000000</meta:creation-date>
    <meta:generator>LibreOffice/7.1.0.3$Windows_X86_64 LibreOffice_project/f6099ecf3d29644b5008cc8f48f42f4a40986e4c</meta:generator>
    <dc:date>2024-08-14T14:43:03.669000000</dc:date>
    <meta:editing-duration>PT6H6M21S</meta:editing-duration>
    <meta:editing-cycles>14</meta:editing-cycles>
    <meta:document-statistic meta:table-count="0" meta:image-count="0" meta:object-count="0" meta:page-count="2" meta:paragraph-count="19" meta:word-count="267" meta:character-count="1591" meta:non-whitespace-character-count="1342"/>
  </office:meta>
</office:document-meta>
</file>